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a</mi>
            <mo stretchy="false">=</mo>
            <mi>b</mi>
          </mrow>
        </mtd>
      </mtr>
      <mtr>
        <mtd>
          <msup>
            <mi>a</mi>
            <mn>2</mn>
          </msup>
        </mtd>
      </mtr>
      <mtr>
        <mtd>
          <mrow>
            <mrow>
              <mo stretchy="false">∫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td>
      </mtr>
      <mtr>
        <mtd>
          <mrow>
            <mi>a</mi>
            <mo stretchy="false">≤</mo>
            <mi>b</mi>
          </mrow>
        </mtd>
      </mtr>
      <mtr>
        <mtd>
          <mrow>
            <mi>a</mi>
            <mo stretchy="false">×</mo>
            <mi>b</mi>
          </mrow>
        </mtd>
      </mtr>
      <mtr>
        <mtd>
          <msqrt>
            <mi>a</mi>
          </msqrt>
        </mtd>
      </mtr>
      <mtr>
        <mtd>
          <msub>
            <mi>a</mi>
            <mi>n</mi>
          </msub>
        </mtd>
      </mtr>
      <mtr>
        <mtd>
          <mrow>
            <mrow>
              <mo stretchy="false">∑</mo>
              <msub>
                <mi>a</mi>
                <mi>n</mi>
              </msub>
            </mrow>
            <mi mathvariant="normal">∞</mi>
          </mrow>
        </mtd>
      </mtr>
      <mtr>
        <mtd>
          <mrow>
            <mi>x</mi>
            <mo stretchy="false">⋅</mo>
            <mi>y</mi>
          </mrow>
        </mtd>
      </mtr>
      <mtr>
        <mtd>
          <mrow/>
        </mtd>
      </mtr>
      <mtr>
        <mtd>
          <mrow>
            <mi mathvariant="normal">α</mi>
            <mi mathvariant="normal">Α</mi>
            <mi mathvariant="normal">α</mi>
            <mi mathvariant="normal">Α</mi>
          </mrow>
        </mtd>
      </mtr>
      <mtr>
        <mtd>
          <mrow>
            <mi mathvariant="normal">β</mi>
            <mi mathvariant="normal">Β</mi>
          </mrow>
        </mtd>
      </mtr>
      <mtr>
        <mtd>
          <mrow>
            <mi mathvariant="normal">γ</mi>
            <mi mathvariant="normal">Γ</mi>
          </mrow>
        </mtd>
      </mtr>
      <mtr>
        <mtd>
          <mrow>
            <mi mathvariant="normal">ψ</mi>
            <mi mathvariant="normal">Ψ</mi>
          </mrow>
        </mtd>
      </mtr>
      <mtr>
        <mtd>
          <mrow>
            <mi mathvariant="normal">θ</mi>
            <mi mathvariant="normal">Θ</mi>
          </mrow>
        </mtd>
      </mtr>
      <mtr>
        <mtd>
          <mrow/>
        </mtd>
      </mtr>
      <mtr>
        <mtd>
          <mrow>
            <mi mathvariant="normal">π</mi>
            <mo stretchy="false">≃</mo>
            <mn>3,14159</mn>
          </mrow>
        </mtd>
      </mtr>
      <mtr>
        <mtd>
          <mrow/>
        </mtd>
      </mtr>
      <mtr>
        <mtd>
          <mrow>
            <mrow>
              <mfrac>
                <mn>2</mn>
                <mi>x</mi>
              </mfrac>
              <mo stretchy="false">+</mo>
              <mn>1,</mn>
            </mrow>
            <mfrac>
              <mn>2</mn>
              <mrow>
                <mi>x</mi>
                <mo stretchy="false">+</mo>
                <mn>1</mn>
              </mrow>
            </mfrac>
          </mrow>
        </mtd>
      </mtr>
      <mtr>
        <mtd>
          <mrow>
            <mfrac>
              <mrow>
                <mo stretchy="false">−</mo>
                <mn>1</mn>
              </mrow>
              <mn>2</mn>
            </mfrac>
            <mo stretchy="false">+</mo>
            <mn>3,</mn>
            <mo stretchy="false">−</mo>
            <mfrac>
              <mn>1</mn>
              <mn>2</mn>
            </mfrac>
            <mo stretchy="false">+</mo>
            <mn>3</mn>
          </mrow>
        </mtd>
      </mtr>
      <mtr>
        <mtd>
          <mrow>
            <mfrac>
              <mi>x</mi>
              <mrow>
                <mrow>
                  <mo stretchy="false">−</mo>
                  <mi>x</mi>
                </mrow>
                <mo stretchy="false">+</mo>
                <mn>1</mn>
              </mrow>
            </mfrac>
            <mi>,</mi>
            <mfrac>
              <mi>x</mi>
              <mrow>
                <mo fence="true" stretchy="false">{</mo>
                <mrow>
                  <mrow>
                    <mrow>
                      <mo stretchy="false">−</mo>
                      <mi>x</mi>
                    </mrow>
                    <mo stretchy="false">+</mo>
                    <mn>1</mn>
                  </mrow>
                </mrow>
                <mo fence="true" stretchy="false">}</mo>
              </mrow>
            </mfrac>
          </mrow>
        </mtd>
      </mtr>
      <mtr>
        <mtd>
          <mrow/>
        </mtd>
      </mtr>
      <mtr>
        <mtd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td>
      </mtr>
      <mtr>
        <mtd>
          <mrow>
            <mo fence="true" stretchy="false">(</mo>
            <mrow>
              <mtable>
                <mtr>
                  <mtd>
                    <mi>a</mi>
                  </mtd>
                  <mtd>
                    <mi>b</mi>
                  </mtd>
                </mtr>
                <mtr>
                  <mtd>
                    <mi>c</mi>
                  </mtd>
                  <mtd>
                    <mi>d</mi>
                  </mtd>
                </mtr>
              </mtable>
            </mrow>
            <mo fence="true" stretchy="false">)</mo>
          </mrow>
        </mtd>
      </mtr>
      <mtr>
        <mtd>
          <mrow>
            <mo fence="true" stretchy="true">(</mo>
            <mrow>
              <mtable>
                <mtr>
                  <mtd>
                    <mi>a</mi>
                  </mtd>
                  <mtd>
                    <mi>b</mi>
                  </mtd>
                </mtr>
                <mtr>
                  <mtd>
                    <mi>c</mi>
                  </mtd>
                  <mtd>
                    <mi>d</mi>
                  </mtd>
                </mtr>
              </mtable>
            </mrow>
            <mo fence="true" stretchy="true">)</mo>
          </mrow>
        </mtd>
      </mtr>
      <mtr>
        <mtd>
          <mrow>
            <mo fence="true" stretchy="true">[</mo>
            <mrow>
              <mtable>
                <mtr>
                  <mtd>
                    <mi>a</mi>
                  </mtd>
                  <mtd>
                    <mi>b</mi>
                  </mtd>
                </mtr>
                <mtr>
                  <mtd>
                    <mi>c</mi>
                  </mtd>
                  <mtd>
                    <mi>d</mi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>
            <mo stretchy="false">[</mo>
            <mi>a</mi>
            <mi>;</mi>
            <mi>b</mi>
            <mo stretchy="false">[</mo>
          </mrow>
        </mtd>
      </mtr>
      <mtr>
        <mtd>
          <mrow>
            <mo fence="true" stretchy="true">[</mo>
            <mrow>
              <mrow>
                <mi>a</mi>
                <mi>;</mi>
                <mi>b</mi>
              </mrow>
            </mrow>
            <mo fence="true" stretchy="true">[</mo>
          </mrow>
        </mtd>
      </mtr>
      <mtr>
        <mtd>
          <mrow>
            <mrow>
              <mo fence="true" stretchy="true">|</mo>
              <mrow>
                <mi>x</mi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row>
                        <mi>x</mi>
                        <mtext>for</mtext>
                        <mrow>
                          <mi>x</mi>
                          <mo stretchy="false">≥</mo>
                          <mn>0</mn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i>x</mi>
                        </mrow>
                        <mtext>for</mtext>
                        <mrow>
                          <mi>x</mi>
                          <mo stretchy="false">&lt;</mo>
                          <mn>0</mn>
                        </mrow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a</mi>
              <mi>k</mi>
            </msub>
          </mrow>
        </mtd>
      </mtr>
      <mtr>
        <mtd>
          <mrow>
            <mrow>
              <munderover>
                <mo stretchy="false">∫</mo>
                <mn>0</mn>
                <mi>x</mi>
              </munderover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>
            <mrow>
              <msubsup>
                <mo stretchy="false">∫</mo>
                <mn>0</mn>
                <mi>x</mi>
              </msubsup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>
            <munder>
              <mo stretchy="false">∫</mo>
              <mi mathvariant="normal">ℜ</mi>
            </munder>
            <mi>f</mi>
          </mrow>
        </mtd>
      </mtr>
      <mtr>
        <mtd>
          <mrow>
            <mover>
              <mo stretchy="false">∑</mo>
              <mi mathvariant="normal">∞</mi>
            </mover>
            <msup>
              <mn>2</mn>
              <mrow>
                <mo stretchy="false">−</mo>
                <mi>n</mi>
              </mrow>
            </msup>
          </mrow>
        </mtd>
      </mtr>
      <mtr>
        <mtd>
          <mrow/>
        </mtd>
      </mtr>
      <mtr>
        <mtd>
          <mfrac>
            <mi mathvariant="italic">df</mi>
            <mi mathvariant="italic">dx</mi>
          </mfrac>
        </mtd>
      </mtr>
      <mtr>
        <mtd>
          <mfrac>
            <mrow>
              <mo stretchy="false">∂</mo>
              <mi>f</mi>
            </mrow>
            <mrow>
              <mo stretchy="false">∂</mo>
              <mi>y</mi>
            </mrow>
          </mfrac>
        </mtd>
      </mtr>
      <mtr>
        <mtd>
          <mfrac>
            <mrow>
              <msup>
                <mo stretchy="false">∂</mo>
                <mn>2</mn>
              </msup>
              <mi>f</mi>
            </mrow>
            <mrow>
              <mo stretchy="false">∂</mo>
              <msup>
                <mi>t</mi>
                <mn>2</mn>
              </msup>
            </mrow>
          </mfrac>
        </mtd>
      </mtr>
      <mtr>
        <mtd>
          <mrow/>
        </mtd>
      </mtr>
      <mtr>
        <mtd>
          <mrow>
            <mn>2</mn>
            <mrow>
              <mtext>%</mtext>
              <mo stretchy="false">=</mo>
              <mn>0.02</mn>
            </mrow>
          </mrow>
        </mtd>
      </mtr>
      <mtr>
        <mtd>
          <mrow>
            <mo fence="true" stretchy="false">{</mo>
            <mrow/>
            <mo fence="true" stretchy="false">}</mo>
          </mrow>
        </mtd>
      </mtr>
      <mtr>
        <mtd>
          <mrow>
            <mn>2</mn>
            <mo stretchy="false">∣</mo>
            <mn>3</mn>
          </mrow>
        </mtd>
      </mtr>
      <mtr>
        <mtd>
          <mrow/>
        </mtd>
      </mtr>
      <mtr>
        <mtd>
          <mrow>
            <mrow>
              <mo fence="true" stretchy="true">|</mo>
              <mrow>
                <mi>x</mi>
              </mrow>
              <mo fence="true" stretchy="true">|</mo>
            </mrow>
            <mo stretchy="false">=</mo>
            <mrow>
              <mo fence="true" stretchy="true">{</mo>
              <mrow>
                <mtable>
                  <mtr>
                    <mtd>
                      <mi>x</mi>
                    </mtd>
                    <mtd>
                      <mrow>
                        <mtext>para</mtext>
                        <mrow>
                          <mi>x</mi>
                          <mo stretchy="false">≥</mo>
                          <mn>0</mn>
                        </mrow>
                      </mrow>
                    </mtd>
                  </mtr>
                  <mtr>
                    <mtd>
                      <mrow>
                        <mo stretchy="false">−</mo>
                        <mi>x</mi>
                      </mrow>
                    </mtd>
                    <mtd>
                      <mrow>
                        <mtext>para</mtext>
                        <mrow>
                          <mi>x</mi>
                          <mo stretchy="false">&lt;</mo>
                          <mn>0</mn>
                        </mrow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text>Em triângulos </mtext>
            <mstyle color="blue">
              <mstyle mathvariant="bold">
                <mtext>isósceles</mtext>
              </mstyle>
            </mstyle>
            <mtext>, os ângulos da base são iguais</mtext>
          </mrow>
        </mtd>
      </mtr>
      <mtr>
        <mtd>
          <mrow/>
        </mtd>
      </mtr>
      <mtr>
        <mtd>
          <mtable>
            <mtr>
              <mtd columnalign="right">
                <mrow>
                  <mi>x</mi>
                  <mo stretchy="false">+</mo>
                  <mi>y</mi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n>2</mn>
              </mtd>
            </mtr>
            <mtr>
              <mtd columnalign="right">
                <mi>x</mi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n>2</mn>
                  <mo stretchy="false">−</mo>
                  <mi>y</mi>
                </mrow>
              </mtd>
            </mtr>
          </mtable>
        </mtd>
      </mtr>
      <mtr>
        <mtd>
          <mrow/>
        </mtd>
      </mtr>
      <mtr>
        <mtd>
          <mrow>
            <mi>b</mi>
            <mstyle mathsize="5pt">
              <mi>a</mi>
            </mstyle>
          </mrow>
        </mtd>
      </mtr>
      <mtr>
        <mtd>
          <mrow/>
        </mtd>
      </mtr>
      <mtr>
        <mtd>
          <mrow>
            <mi>A</mi>
            <mi>B</mi>
            <mstyle color="green">
              <mrow>
                <mi>C</mi>
                <mi>D</mi>
              </mrow>
            </mstyle>
            <mi>E</mi>
          </mrow>
        </mtd>
      </mtr>
      <mtr>
        <mtd>
          <mstyle color="blue">
            <mrow>
              <mi>A</mi>
              <mi>B</mi>
              <mstyle color="yellow">
                <mi>C</mi>
              </mstyle>
              <mi>D</mi>
            </mrow>
          </mstyle>
        </mtd>
      </mtr>
    </mtable>
    <annotation encoding="StarMath 5.0">a = b newline
a^2 newline
int f(x) dx newline
a&lt;=b newline
a times b newline
sqrt {a} newline
a_n newline
sum a_n
infinity newline
x cdot y newline
newline
%alpha %ALPHA %ialfa %iALFA newline
%beta %BETA newline
%gamma %GAMMA newline
%psi %PSI newline
%theta %THETA newline
newline
%pi simeq 3,14159 newline
newline
2 over x + 1, 2 over { x + 1 } newline
-1 over 2 + 3, -{ 1 over 2 } + 3 newline
x over { -x + 1 }, x over lbrace -x +1 rbrace newline
newline
matrix { a # b ## c # d } newline
( matrix { a # b ## c # d } ) newline
left( matrix { a # b ## c # d } right) newline
left[ matrix { a # b ## c # d } right] newline
newline
\[a;b\[ newline
left[ a; b right[ newline
abs x = left lbrace stack { x "for" x &gt;= 0 # -x "for" x &lt; 0 } right none newline
newline
sum from k=1 to n a_k newline
int from 0 to x f(t) dt newline
int_0^x f(t) dt newline
int from Re f newline
sum to infinity 2^{ -n } newline
newline
{df} over {dx} newline
{ partial f } over { partial y } newline
{ partial^2 f } over { partial t^2 } newline
newline
2"%" = 0.02 newline
lbrace rbrace newline
2 divides 3  newline
newline
abs x = left lbrace matrix { x # "para" x&gt;=0 ## -x # "para" x &lt; 0 } right none newline
newline
"Em triângulos " color blue bold "isósceles" ", os ângulos da base são iguais" newline
newline
matrix {  
	alignr x+y # {}={} # alignl 2 ##
	alignr x   # {}={} # alignl 2-y
} newline
newline
b size 5{ a } newline
newline
A B color green {C D} E newline
color blue {A B color yellow C D} 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0:27:40.302000000</meta:creation-date>
    <dc:date>2016-07-10T11:52:44.800000000</dc:date>
    <meta:editing-duration>PT32M21S</meta:editing-duration>
    <meta:editing-cycles>7</meta:editing-cycles>
    <meta:generator>LibreOffice/5.1.3.2$Windows_x86 LibreOffice_project/644e4637d1d8544fd9f56425bd6cec110e49301b</meta:generator>
  </office:meta>
</office:document-meta>
</file>